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2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8376" calcext:value-type="float">
            <text:p>117.3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2704" calcext:value-type="float">
            <text:p>116.1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4152" calcext:value-type="float">
            <text:p>122.3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02" calcext:value-type="float">
            <text:p>115.9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1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0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0688" calcext:value-type="float">
            <text:p>114.4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0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7712" calcext:value-type="float">
            <text:p>108.9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0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2648" calcext:value-type="float">
            <text:p>107.29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7064" calcext:value-type="float">
            <text:p>105.2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0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9312" calcext:value-type="float">
            <text:p>106.50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200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224" calcext:value-type="float">
            <text:p>103.1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9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4768" calcext:value-type="float">
            <text:p>101.3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9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9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9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7536" calcext:value-type="float">
            <text:p>95.3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9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9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8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9672" calcext:value-type="float">
            <text:p>94.1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8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5896" calcext:value-type="float">
            <text:p>93.6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8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7608" calcext:value-type="float">
            <text:p>93.6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8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6296" calcext:value-type="float">
            <text:p>93.0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8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7824" calcext:value-type="float">
            <text:p>92.3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8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8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8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7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5502</text:p>
          </table:table-cell>
          <table:table-cell office:value-type="string" calcext:value-type="string">
            <text:p>197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